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d_partido</text:p>
          </table:table-cell>
          <table:table-cell table:style-name="Default" office:value-type="string" calcext:value-type="string">
            <text:p>partido_politi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artido Socialista Unido de Venezuela-PSU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imiento V República-MV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imiento al Socialismo-MA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eblo Unido Multiétnico de Amazonas-Puam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unidades Indígenas-Con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yecto Venezuel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tido COPE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vergenci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ión Democrática-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imero Justic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tria Para Todos-PP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demo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lidarid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struyendo Paí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ansparenci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idad Popular Venezolana-UP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tido Comunista de Venezuela-PC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s Robayo</meta:initial-creator>
    <meta:creation-date>2017-08-23T17:25:12.120751378</meta:creation-date>
    <dc:date>2017-08-23T20:59:48.289654196</dc:date>
    <dc:creator>Dimas Robayo</dc:creator>
    <meta:editing-duration>PT3H19M26S</meta:editing-duration>
    <meta:editing-cycles>1</meta:editing-cycles>
    <meta:document-statistic meta:table-count="1" meta:cell-count="36" meta:object-count="0"/>
    <meta:generator>LibreOffice/4.3.3.2$Linux_x86 LibreOffice_project/430m0$Build-2</meta:generator>
  </office:meta>
</office:document-meta>
</file>